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verbatim">
      <style:text-properties fo:font-weight="bold" style:font-weight-asian="bold" style:font-weight-complex="bold"/>
    </style:style>
    <style:style style:name="P4" style:family="paragraph" style:parent-style-name="verbatim">
      <style:text-properties fo:font-weight="normal" style:font-weight-asian="normal" style:font-weight-complex="normal"/>
    </style:style>
    <style:style style:name="P5" style:family="paragraph" style:parent-style-name="verbatim">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 style:family="paragraph" style:parent-style-name="Standard">
      <style:paragraph-properties fo:text-align="center" style:justify-single-word="false"/>
      <style:text-properties fo:font-size="24pt" style:font-size-asian="24pt" style:font-size-complex="24pt"/>
    </style:style>
    <style:style style:name="P7" style:family="paragraph" style:parent-style-name="Standard">
      <style:paragraph-properties fo:text-align="end" style:justify-single-word="false"/>
    </style:style>
    <style:style style:name="P8" style:family="paragraph" style:parent-style-name="Text_20_body">
      <style:text-properties style:font-name="Liberation Sans1" style:font-name-asian="DejaVu Sans" style:font-name-complex="Lohit Hindi"/>
    </style:style>
    <style:style style:name="P9"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0" style:family="paragraph" style:parent-style-name="Text_20_body">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P11" style:family="paragraph" style:parent-style-name="Heading_20_1">
      <style:paragraph-properties fo:break-before="page"/>
    </style:style>
    <style:style style:name="P12" style:family="paragraph" style:parent-style-name="Heading_20_1">
      <style:paragraph-properties fo:break-before="page"/>
      <style:text-properties style:font-name="Liberation Sans1" style:font-name-asian="DejaVu Sans" style:font-name-complex="Lohit Hindi"/>
    </style:style>
    <style:style style:name="P13" style:family="paragraph" style:parent-style-name="verbatim">
      <style:text-properties fo:font-weight="bold" style:font-weight-asian="bold" style:font-weight-complex="bold"/>
    </style:style>
    <style:style style:name="P14" style:family="paragraph" style:parent-style-name="verbatim">
      <style:paragraph-properties fo:text-align="start" style:justify-single-word="false"/>
    </style:style>
    <style:style style:name="P15" style:family="paragraph" style:parent-style-name="Heading_20_2">
      <style:paragraph-properties fo:break-before="page"/>
    </style:style>
    <style:style style:name="P16" style:family="paragraph" style:parent-style-name="Contents_20_1">
      <style:paragraph-properties>
        <style:tab-stops>
          <style:tab-stop style:position="17.59cm" style:type="right" style:leader-style="dotted" style:leader-text="."/>
        </style:tab-stops>
      </style:paragraph-properties>
    </style:style>
    <style:style style:name="P17" style:family="paragraph" style:parent-style-name="Contents_20_2">
      <style:paragraph-properties>
        <style:tab-stops>
          <style:tab-stop style:position="17.09cm" style:type="right" style:leader-style="dotted" style:leader-text="."/>
        </style:tab-stops>
      </style:paragraph-properties>
    </style:style>
    <style:style style:name="P18" style:family="paragraph" style:parent-style-name="Text_20_body">
      <style:text-properties style:font-name="Liberation Sans1" style:font-name-asian="DejaVu Sans" style:font-name-complex="Lohit Hindi"/>
    </style:style>
    <style:style style:name="P19" style:family="paragraph" style:parent-style-name="Text_20_body" style:list-style-name="L1">
      <style:text-properties style:font-name="Liberation Sans1" style:font-name-asian="DejaVu Sans" style:font-name-complex="Lohit Hindi"/>
    </style:style>
    <style:style style:name="P20" style:family="paragraph" style:parent-style-name="Text_20_body" style:list-style-name="L2">
      <style:text-properties style:font-name="Liberation Sans1" style:font-name-asian="DejaVu Sans" style:font-name-complex="Lohit Hindi"/>
    </style:style>
    <style:style style:name="P21" style:family="paragraph" style:parent-style-name="Text_20_body" style:list-style-name="L3">
      <style:text-properties style:font-name="Liberation Sans1" style:font-name-asian="DejaVu Sans" style:font-name-complex="Lohit Hindi"/>
    </style:style>
    <style:style style:name="P22"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23" style:family="paragraph" style:parent-style-name="Text_20_body" style:list-style-name="L4">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24" style:family="paragraph" style:parent-style-name="Text_20_body" style:list-style-name="L6">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25" style:family="paragraph" style:parent-style-name="Text_20_body" style:list-style-name="L5"/>
    <style:style style:name="P26" style:family="paragraph" style:parent-style-name="Text_20_body" style:list-style-name="L7"/>
    <style:style style:name="P27" style:family="paragraph" style:parent-style-name="Text_20_body">
      <style:text-properties fo:font-style="normal" style:font-style-asian="normal" style:font-style-complex="normal"/>
    </style:style>
    <style:style style:name="P28" style:family="paragraph" style:parent-style-name="Text_20_body" style:list-style-name="L7">
      <style:text-properties fo:font-style="normal" style:font-style-asian="normal" style:font-style-complex="normal"/>
    </style:style>
    <style:style style:name="P29" style:family="paragraph" style:parent-style-name="Text_20_body" style:list-style-name="L8">
      <style:text-properties fo:font-style="normal" style:font-style-asian="normal" style:font-style-complex="normal"/>
    </style:style>
    <style:style style:name="P30" style:family="paragraph" style:parent-style-name="Text_20_body" style:list-style-name="L8"/>
    <style:style style:name="P31" style:family="paragraph" style:parent-style-name="Text_20_body">
      <style:text-properties fo:font-style="italic" style:font-style-asian="italic" style:font-style-complex="italic"/>
    </style:style>
    <style:style style:name="P32" style:family="paragraph" style:parent-style-name="Text_20_body" style:list-style-name="L9"/>
    <style:style style:name="P33" style:family="paragraph" style:parent-style-name="Text_20_body">
      <style:text-properties fo:font-weight="bold" style:font-weight-asian="bold" style:font-weight-complex="bold"/>
    </style:style>
    <style:style style:name="P34" style:family="paragraph" style:parent-style-name="Text_20_body" style:list-style-name="L13">
      <style:text-properties fo:font-weight="bold" style:font-weight-asian="bold" style:font-weight-complex="bold"/>
    </style:style>
    <style:style style:name="P35" style:family="paragraph" style:parent-style-name="Text_20_body">
      <style:text-properties fo:font-weight="normal" style:font-weight-asian="normal" style:font-weight-complex="normal"/>
    </style:style>
    <style:style style:name="P36" style:family="paragraph" style:parent-style-name="Text_20_body" style:list-style-name="L10"/>
    <style:style style:name="P37" style:family="paragraph" style:parent-style-name="Text_20_body" style:list-style-name="L11"/>
    <style:style style:name="P38" style:family="paragraph" style:parent-style-name="Text_20_body" style:list-style-name="L12"/>
    <style:style style:name="P39" style:family="paragraph" style:parent-style-name="Text_20_body" style:list-style-name="L13"/>
    <style:style style:name="P40" style:family="paragraph" style:parent-style-name="Text_20_body" style:list-style-name="L14"/>
    <style:style style:name="P41" style:family="paragraph" style:parent-style-name="Text_20_body" style:list-style-name="L15"/>
    <style:style style:name="P42" style:family="paragraph" style:parent-style-name="Text_20_body">
      <style:paragraph-properties fo:break-before="page"/>
    </style:style>
    <style:style style:name="P43" style:family="paragraph" style:parent-style-name="Text_20_body">
      <style:paragraph-properties fo:break-before="page"/>
      <style:text-properties fo:font-weight="bold" style:font-weight-asian="bold" style:font-weight-complex="bold"/>
    </style:style>
    <style:style style:name="P44" style:family="paragraph" style:parent-style-name="Text_20_body">
      <style:paragraph-properties fo:break-before="page"/>
      <style:text-properties fo:font-weight="normal" style:font-weight-asian="normal" style:font-weight-complex="normal"/>
    </style:style>
    <style:style style:name="P45" style:family="paragraph" style:parent-style-name="Text_20_body">
      <style:paragraph-properties fo:break-before="page"/>
      <style:text-properties fo:font-style="italic" style:font-style-asian="italic" style:font-style-complex="italic"/>
    </style:style>
    <style:style style:name="T1" style:family="text">
      <style:text-properties style:font-name="Liberation Sans2" style:font-name-asian="Liberation Sans2" style:font-name-complex="Liberation Sans2"/>
    </style:style>
    <style:style style:name="T2" style:family="text">
      <style:text-properties style:font-name="Liberation Sans1" style:font-name-asian="DejaVu Sans" style:font-name-complex="Lohit Hindi"/>
    </style:style>
    <style:style style:name="T3" style:family="text">
      <style:text-properties style:font-name="Liberation Sans1" fo:font-style="italic" style:font-name-asian="DejaVu Sans" style:font-style-asian="italic" style:font-name-complex="Lohit Hindi" style:font-style-complex="italic"/>
    </style:style>
    <style:style style:name="T4" style:family="text">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T5" style:family="text">
      <style:text-properties style:font-name="Liberation Sans1" fo:font-style="normal" style:font-name-asian="DejaVu Sans" style:font-style-asian="normal" style:font-name-complex="Lohit Hindi" style:font-style-complex="normal"/>
    </style:style>
    <style:style style:name="T6" style:family="text">
      <style:text-properties style:font-name="Liberation Sans1" fo:font-style="normal" style:text-underline-style="solid" style:text-underline-width="auto" style:text-underline-color="font-color" style:font-name-asian="DejaVu Sans" style:font-style-asian="normal" style:font-name-complex="Lohit Hindi" style:font-style-complex="normal"/>
    </style:style>
    <style:style style:name="T7" style:family="text">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T8" style:family="text">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bold" style:font-style-asian="normal" style:font-weight-asian="normal" style:font-style-complex="normal" style:font-weight-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style:font-name="Liberation Mono1"/>
    </style:style>
    <style:style style:name="T19" style:family="text">
      <style:text-properties style:font-name="Liberation Mono1" fo:font-style="normal" style:text-underline-style="none" fo:font-weight="normal" style:font-name-asian="DejaVu Sans" style:font-style-asian="normal" style:font-weight-asian="normal" style:font-name-complex="Lohit Hindi" style:font-style-complex="normal" style:font-weight-complex="normal"/>
    </style:style>
    <style:style style:name="T20" style:family="text">
      <style:text-properties style:font-name="Liberation Mono1" fo:font-style="normal" fo:font-weight="normal" style:font-style-asian="normal" style:font-weight-asian="normal" style:font-style-complex="normal" style:font-weight-complex="normal"/>
    </style:style>
    <style:style style:name="T21" style:family="text">
      <style:text-properties fo:font-weight="normal" style:font-weight-asian="normal" style:font-weight-complex="normal"/>
    </style:style>
    <style:style style:name="T22" style:family="text">
      <style:text-properties style:font-weight-asian="bold"/>
    </style:style>
    <style:style style:name="T23" style:family="text">
      <style:text-properties style:font-weight-complex="bol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P6"><text:title>Aprx 1.96 Manual</text:title></text:p>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span>  </text:index-entry-span>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span>  </text:index-entry-span>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span>  </text:index-entry-span>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span>  </text:index-entry-span>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span>  </text:index-entry-span>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span>  </text:index-entry-span>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span>  </text:index-entry-span>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span>  </text:index-entry-span>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span>  </text:index-entry-span>
            <text:index-entry-page-number/>
          </text:table-of-content-entry-template>
        </text:table-of-content-source>
        <text:index-body>
          <text:index-title text:style-name="Sect1" text:name="Table of Contents1_Head">
            <text:p text:style-name="Contents_20_Heading">Table of Contents</text:p>
          </text:index-title>
          <text:p text:style-name="P16">1 <text:s/>What is APRX?<text:tab/> <text:s/>2</text:p>
          <text:p text:style-name="P16">2 <text:s/>Configuration Examples:<text:tab/> <text:s/>3</text:p>
          <text:p text:style-name="P17">2 <text:s/>Minimal Configuration of Rx-iGate<text:tab/> <text:s/>3</text:p>
          <text:p text:style-name="P17">3 <text:s/>Minimal Configuration APRS Digipeater<text:tab/> <text:s/>4</text:p>
          <text:p text:style-name="P17">4 <text:s/>Combined APRS Digipeater and Rx-iGate<text:tab/> <text:s/>5</text:p>
          <text:p text:style-name="P17">5 <text:s/>Doing Transmit-iGate<text:tab/> <text:s/>6</text:p>
          <text:p text:style-name="P17">6 <text:s/>Digipeater and Transmit-iGate<text:tab/> <text:s/>7</text:p>
          <text:p text:style-name="P17">7 <text:s/>A Fill-In Digipeater<text:tab/> <text:s/>8</text:p>
          <text:p text:style-name="P17">8 <text:s/>Using Multiple Radios<text:tab/> <text:s/>9</text:p>
          <text:p text:style-name="P17">9 <text:s/>A Digipeater with Multiple Radios<text:tab/> <text:s/>10</text:p>
          <text:p text:style-name="P17">10 <text:s/>A Bi-Directional Cross-band Digipeater<text:tab/> <text:s/>11</text:p>
          <text:p text:style-name="P17">11 <text:s/>Limited Service Area Digipeater<text:tab/> <text:s/>12</text:p>
          <text:p text:style-name="P16">3 <text:s/>Configuration in details<text:tab/> <text:s/>13</text:p>
          <text:p text:style-name="P17">1 <text:s/>Aprx Configuration Parameter Types<text:tab/> <text:s/>14</text:p>
          <text:p text:style-name="P17">2 <text:s/>The “mycall” Parameter<text:tab/> <text:s/>15</text:p>
          <text:p text:style-name="P17">3 <text:s/>The “&lt;aprsis&gt;” section<text:tab/> <text:s/>15</text:p>
          <text:p text:style-name="P17">4 <text:s/>The “&lt;logging&gt;” section<text:tab/> <text:s/>16</text:p>
          <text:p text:style-name="P17">5 <text:s/>The “&lt;interface&gt;” sections<text:tab/> <text:s/>17</text:p>
          <text:p text:style-name="P17">6 <text:s/>The “&lt;beacon&gt;” sections<text:tab/> <text:s/>22</text:p>
          <text:p text:style-name="P17">7 <text:s/>The “&lt;digipeater&gt;” sections<text:tab/> <text:s/>22</text:p>
        </text:index-body>
      </text:table-of-content>
      <text:p text:style-name="Standard"/>
      <text:p text:style-name="Standard"/>
      <text:p text:style-name="Standard"/>
      <text:p text:style-name="Standard"/>
      <text:p text:style-name="Standard"/>
      <text:p text:style-name="Standard"/>
      <text:p text:style-name="Standard">By <text:s/>Matti Aarnio, <text:s/>OH2MQK, 2009</text:p>
      <text:p text:style-name="P7">Version 0.05</text:p>
      <text:list xml:id="list1976507326" text:style-name="Outline">
        <text:list-item>
          <text:h text:style-name="Heading_20_1" text:outline-level="1"><text:soft-page-break/>What is APRX?</text:h>
        </text:list-item>
      </text:list>
      <text:p text:style-name="Text_20_body"/>
      <text:p text:style-name="Text_20_body">The Aprx program is for amateur radio APRS<text:span text:style-name="T1">™</text:span><text:span text:style-name="T2"> networking.</text:span></text:p>
      <text:p text:style-name="P8"/>
      <text:p text:style-name="P8">The Aprx program can do job of at least two separate programs:</text:p>
      <text:list xml:id="list995641165" text:style-name="L1">
        <text:list-item>
          <text:p text:style-name="P19">APRS iGate</text:p>
        </text:list-item>
        <text:list-item>
          <text:p text:style-name="P19">APRS Digipeater</text:p>
        </text:list-item>
      </text:list>
      <text:p text:style-name="P8"/>
      <text:p text:style-name="P8">The program has ability to sit on a limited memory system, it is routinely run on OpenWRT machines with 8 MB of RAM and Linux kernel. <text:s/>128 MB RAM small PC is quite enough for this program with 100 MB ram disk, web-server, etc.</text:p>
      <text:p text:style-name="P8">The program is happy to run on any POSIX compatible platform, a number of UNIXes have been verified to work, Windows needs some support code to work.</text:p>
      <text:p text:style-name="P8">On Linux platform the system supports also Linux kernel AX.25 devices.</text:p>
      <text:p text:style-name="P8"/>
      <text:p text:style-name="P8">This program will also report telemetry statistics on every interface it has. <text:s/>This can be used to estimate radio channel loading, and in general to monitor system and network health.</text:p>
      <text:p text:style-name="P8"/>
      <text:list xml:id="list1769866355" text:continue-list="list1976507326" text:style-name="Outline">
        <text:list-item>
          <text:h text:style-name="P12" text:outline-level="1">Configuration Examples:</text:h>
          <text:list text:style-name="Numbering_20_2">
            <text:list-item>
              <text:h text:style-name="Heading_20_2" text:outline-level="2"><text:span text:style-name="T2">Minimal C</text:span>onfiguration<text:span text:style-name="T2"> of Rx-iGate</text:span></text:h>
            </text:list-item>
          </text:list>
        </text:list-item>
      </text:list>
      <text:p text:style-name="P8">To make a receive-only iGate, <text:s/>you need simply to configure:</text:p>
      <text:list xml:id="list353296707" text:style-name="L2">
        <text:list-item>
          <text:p text:style-name="P20">mycall parameter</text:p>
        </text:list-item>
        <text:list-item>
          <text:p text:style-name="P20">APRSIS network connection</text:p>
        </text:list-item>
        <text:list-item>
          <text:p text:style-name="P20">Interface for the radio</text:p>
        </text:list-item>
      </text:list>
      <text:p text:style-name="P8"/>
      <text:p text:style-name="verbatim"/>
      <text:p text:style-name="verbatim"><text:tab/>mycall <text:s/>N0CALL-1</text:p>
      <text:p text:style-name="verbatim"/>
      <text:p text:style-name="verbatim"><text:tab/>&lt;aprsis&gt;</text:p>
      <text:p text:style-name="verbatim"><text:tab/><text:tab/>server <text:s text:c="3"/>rotate.aprs.net <text:s text:c="3"/>14580</text:p>
      <text:p text:style-name="verbatim"><text:tab/>&lt;/aprsis&gt;</text:p>
      <text:p text:style-name="verbatim"/>
      <text:p text:style-name="verbatim"><text:tab/>&lt;interface&gt;</text:p>
      <text:p text:style-name="verbatim"><text:tab/><text:tab/>serial-device <text:s text:c="2"/>/dev/ttyUSB0 <text:s/>19200 8n1 <text:s text:c="3"/>KISS</text:p>
      <text:p text:style-name="verbatim"><text:tab/>&lt;/interface&gt;</text:p>
      <text:p text:style-name="verbatim"/>
      <text:p text:style-name="P8"/>
      <text:p text:style-name="Text_20_body"><text:span text:style-name="T2">You need to fix the “</text:span><text:span text:style-name="T3">N0CALL-1</text:span><text:span text:style-name="T5">” callsign with whatever you want it to report receiving packets with (it </text:span><text:span text:style-name="T6">must</text:span><text:span text:style-name="T7"> be unique in global APRSIS network!)</text:span></text:p>
      <text:p text:style-name="P9">You will also need to fix the interface device with your serial port, network TCP stream server, or Linux AX.25 device. <text:s/>Details further below.</text:p>
      <text:p text:style-name="P9">In usual case of single radio TNC interface, this is all that a receive-only APRS iGate will need.</text:p>
      <text:p text:style-name="P9"/>
      <text:p text:style-name="P9"/>
      <text:list xml:id="list1312393904" text:continue-list="list1769866355" text:style-name="Numbering_20_2">
        <text:list-item>
          <text:list>
            <text:list-item>
              <text:h text:style-name="P15" text:outline-level="2">Minimal Configuration APRS Digipeater</text:h>
            </text:list-item>
          </text:list>
        </text:list-item>
      </text:list>
      <text:p text:style-name="P8">To make a single interface digipeater, you will need:</text:p>
      <text:list xml:id="list571959588" text:style-name="L3">
        <text:list-item>
          <text:p text:style-name="P21">mycall parameter</text:p>
        </text:list-item>
        <text:list-item>
          <text:p text:style-name="P21">&lt;interface&gt; definition</text:p>
        </text:list-item>
        <text:list-item>
          <text:p text:style-name="P21">&lt;digipeater&gt; definition</text:p>
        </text:list-item>
      </text:list>
      <text:p text:style-name="P8"/>
      <text:p text:style-name="P8">Additional bits over the Rx-iGate are highlighted below:</text:p>
      <text:p text:style-name="P8"/>
      <text:p text:style-name="verbatim"/>
      <text:p text:style-name="verbatim"><text:tab/>mycall <text:s/>N0CALL-1</text:p>
      <text:p text:style-name="verbatim"/>
      <text:p text:style-name="verbatim"><text:tab/>&lt;interface&gt;</text:p>
      <text:p text:style-name="verbatim"><text:tab/><text:tab/>serial-device /dev/ttyUSB0 <text:s/>19200 8n1 <text:s text:c="3"/>KISS</text:p>
      <text:p text:style-name="verbatim"><text:tab/><text:tab/><text:span text:style-name="T10">tx-ok <text:s text:c="8"/>true</text:span></text:p>
      <text:p text:style-name="verbatim"><text:tab/>&lt;/interface&gt;</text:p>
      <text:p text:style-name="verbatim"/>
      <text:p text:style-name="verbatim"><text:tab/><text:span text:style-name="T10">&lt;digipeater&gt;</text:span></text:p>
      <text:p text:style-name="P3"><text:tab/><text:tab/>transmit $mycall</text:p>
      <text:p text:style-name="P3"><text:tab/><text:tab/>&lt;source&gt;</text:p>
      <text:p text:style-name="P3"><text:tab/><text:tab/><text:tab/>source <text:s/>$mycall</text:p>
      <text:p text:style-name="P3"><text:tab/><text:tab/>&lt;/source&gt;</text:p>
      <text:p text:style-name="P3"><text:tab/>&lt;/digipeater&gt;</text:p>
      <text:p text:style-name="verbatim"/>
      <text:p text:style-name="P8"/>
      <text:p text:style-name="P9">The interface must be configured for transmit mode (default mode is receive-only)</text:p>
      <text:p text:style-name="P9">Defining a digipeater is fairly simple as shown.</text:p>
      <text:p text:style-name="P9"/>
      <text:p text:style-name="P9"/>
      <text:list xml:id="list1588962294" text:continue-list="list1312393904" text:style-name="Numbering_20_2">
        <text:list-item>
          <text:list>
            <text:list-item>
              <text:h text:style-name="P15" text:outline-level="2">Combined APRS Digipeater and Rx-iGate</text:h>
            </text:list-item>
          </text:list>
        </text:list-item>
      </text:list>
      <text:p text:style-name="P9">Constructing a combined APRS Digipeater and Rx-iGate means combining previously shown configurations:</text:p>
      <text:p text:style-name="P9"/>
      <text:p text:style-name="verbatim"/>
      <text:p text:style-name="verbatim"><text:tab/>mycall <text:s/>N0CALL-1</text:p>
      <text:p text:style-name="verbatim"/>
      <text:p text:style-name="P4"><text:tab/>&lt;aprsis&gt;</text:p>
      <text:p text:style-name="P4"><text:tab/><text:tab/>server <text:s text:c="3"/>rotate.aprs.net <text:s text:c="3"/>14580</text:p>
      <text:p text:style-name="P4"><text:tab/>&lt;/aprsis&gt;</text:p>
      <text:p text:style-name="P4"/>
      <text:p text:style-name="P4"><text:tab/>&lt;interface&gt;</text:p>
      <text:p text:style-name="P4"><text:tab/><text:tab/>serial-device /dev/ttyUSB0 <text:s/>19200 8n1 <text:s text:c="3"/>KISS</text:p>
      <text:p text:style-name="P4"><text:tab/><text:tab/>tx-ok <text:s text:c="8"/>true</text:p>
      <text:p text:style-name="P4"><text:tab/>&lt;/interface&gt;</text:p>
      <text:p text:style-name="P4"/>
      <text:p text:style-name="P4"><text:tab/>&lt;digipeater&gt;</text:p>
      <text:p text:style-name="P4"><text:tab/><text:tab/>transmit $mycall</text:p>
      <text:p text:style-name="P4"><text:tab/><text:tab/>&lt;source&gt;</text:p>
      <text:p text:style-name="P4"><text:tab/><text:tab/><text:tab/>source <text:s/>$mycall</text:p>
      <text:p text:style-name="P4"><text:tab/><text:tab/>&lt;/source&gt;</text:p>
      <text:p text:style-name="P4"><text:tab/>&lt;/digipeater&gt;</text:p>
      <text:p text:style-name="P5"/>
      <text:p text:style-name="P9"/>
      <text:p text:style-name="P9"/>
      <text:p text:style-name="P9"/>
      <text:list xml:id="list1612885983" text:continue-numbering="true" text:style-name="Numbering_20_2">
        <text:list-item>
          <text:list>
            <text:list-item>
              <text:h text:style-name="P15" text:outline-level="2">Doing Transmit-iGate</text:h>
            </text:list-item>
          </text:list>
        </text:list-item>
      </text:list>
      <text:p text:style-name="P9"/>
      <text:p text:style-name="P10">At the time of the writing, doing Tx-iGate is still lacking some bits necessary for full function.</text:p>
      <text:p text:style-name="Text_20_body"/>
      <text:p text:style-name="verbatim"/>
      <text:p text:style-name="verbatim"><text:tab/>mycall <text:s/>N0CALL-1</text:p>
      <text:p text:style-name="verbatim"/>
      <text:p text:style-name="P4"><text:tab/>&lt;aprsis&gt;</text:p>
      <text:p text:style-name="P4"><text:tab/><text:tab/>server <text:s text:c="3"/>rotate.aprs.net <text:s text:c="3"/>14580</text:p>
      <text:p text:style-name="P4"><text:tab/>&lt;/aprsis&gt;</text:p>
      <text:p text:style-name="P4"/>
      <text:p text:style-name="P4"><text:tab/>&lt;interface&gt;</text:p>
      <text:p text:style-name="P4"><text:tab/><text:tab/>serial-device /dev/ttyUSB0 <text:s/>19200 8n1 <text:s text:c="3"/>KISS</text:p>
      <text:p text:style-name="P4"><text:tab/><text:tab/>tx-ok <text:s text:c="8"/>true</text:p>
      <text:p text:style-name="P4"><text:tab/>&lt;/interface&gt;</text:p>
      <text:p text:style-name="P4"/>
      <text:p text:style-name="P4"><text:tab/>&lt;digipeater&gt;</text:p>
      <text:p text:style-name="P4"><text:tab/><text:tab/>transmit $mycall</text:p>
      <text:p text:style-name="P3"><text:tab/><text:tab/>&lt;source&gt;</text:p>
      <text:p text:style-name="P3"><text:tab/><text:tab/><text:tab/>source <text:s/><text:tab/><text:tab/>APRSIS</text:p>
      <text:p text:style-name="P3"><text:tab/><text:tab/><text:tab/>digi-mode<text:tab/><text:tab/>3rd-party</text:p>
      <text:p text:style-name="P3"><text:tab/><text:tab/><text:tab/>filter<text:tab/><text:tab/>t/m</text:p>
      <text:p text:style-name="P3"><text:tab/><text:tab/>&lt;/source&gt;</text:p>
      <text:p text:style-name="P4"><text:tab/>&lt;/digipeater&gt;</text:p>
      <text:p text:style-name="P5"/>
      <text:p text:style-name="P9"/>
      <text:p text:style-name="P9">This is Rx/Tx-iGate in a form that Aprx version 1.96 can do.</text:p>
      <text:p text:style-name="P9">It does omit couple important bits on controlling transmission from APRSIS to radio, and thus a kludge definition of filtering “pass only type M packets” (APRS Messages).</text:p>
      <text:p text:style-name="P9"/>
      <text:p text:style-name="P9"/>
      <text:list xml:id="list1945186724" text:continue-numbering="true" text:style-name="Numbering_20_2">
        <text:list-item>
          <text:list>
            <text:list-item>
              <text:h text:style-name="P15" text:outline-level="2">Digipeater and Transmit-iGate</text:h>
            </text:list-item>
          </text:list>
        </text:list-item>
      </text:list>
      <text:p text:style-name="P9"/>
      <text:p text:style-name="P9">This is fairly simple extension, but shows important aspect of Aprx's &lt;digipeater&gt; definitions, namely that there can be multiple sources!</text:p>
      <text:p text:style-name="Text_20_body"/>
      <text:p text:style-name="verbatim"/>
      <text:p text:style-name="verbatim"><text:tab/>mycall <text:s/>N0CALL-1</text:p>
      <text:p text:style-name="verbatim"/>
      <text:p text:style-name="P4"><text:tab/>&lt;aprsis&gt;</text:p>
      <text:p text:style-name="P4"><text:tab/><text:tab/>server <text:s text:c="3"/>rotate.aprs.net <text:s text:c="3"/>14580</text:p>
      <text:p text:style-name="P4"><text:tab/>&lt;/aprsis&gt;</text:p>
      <text:p text:style-name="P4"/>
      <text:p text:style-name="P4"><text:tab/>&lt;interface&gt;</text:p>
      <text:p text:style-name="P4"><text:tab/><text:tab/>serial-device /dev/ttyUSB0 <text:s/>19200 8n1 <text:s text:c="3"/>KISS</text:p>
      <text:p text:style-name="P4"><text:tab/><text:tab/>tx-ok <text:s text:c="8"/>true</text:p>
      <text:p text:style-name="P4"><text:tab/>&lt;/interface&gt;</text:p>
      <text:p text:style-name="P4"/>
      <text:p text:style-name="P4"><text:tab/>&lt;digipeater&gt;</text:p>
      <text:p text:style-name="P4"><text:tab/><text:tab/>transmit $mycall</text:p>
      <text:p text:style-name="P3"><text:tab/><text:tab/>&lt;source&gt;</text:p>
      <text:p text:style-name="P3"><text:tab/><text:tab/><text:tab/>source <text:s/>$mycall</text:p>
      <text:p text:style-name="P3"><text:tab/><text:tab/>&lt;/source&gt;</text:p>
      <text:p text:style-name="P4"><text:tab/><text:tab/>&lt;source&gt;</text:p>
      <text:p text:style-name="P4"><text:tab/><text:tab/><text:tab/>source <text:s/><text:tab/><text:tab/>APRSIS</text:p>
      <text:p text:style-name="P4"><text:tab/><text:tab/><text:tab/>digi-mode<text:tab/><text:tab/>3rd-party</text:p>
      <text:p text:style-name="P4"><text:tab/><text:tab/><text:tab/>filter<text:tab/><text:tab/>t/m</text:p>
      <text:p text:style-name="P4"><text:tab/><text:tab/>&lt;/source&gt;</text:p>
      <text:p text:style-name="P4"><text:tab/>&lt;/digipeater&gt;</text:p>
      <text:p text:style-name="P5"/>
      <text:p text:style-name="P9"/>
      <text:p text:style-name="P9">Using both the radio port, and APRSIS as sources makes this combined Tx-iGate, and digipeater.</text:p>
      <text:p text:style-name="P9"/>
      <text:list xml:id="list1713729393" text:continue-numbering="true" text:style-name="Numbering_20_2">
        <text:list-item>
          <text:list>
            <text:list-item>
              <text:h text:style-name="P15" text:outline-level="2">A Fill-In Digipeater</text:h>
            </text:list-item>
          </text:list>
        </text:list-item>
      </text:list>
      <text:p text:style-name="Text_20_body">Classically a fill-in digipeater means a system that digipeats heard packet only when it hears it as from first transmission. <text:s/>Usually implemented as “consider WIDE1-1 as your alias”, but the Aprx has more profound understanding of when it hears something as “directly from the source”.</text:p>
      <text:p text:style-name="Text_20_body"/>
      <text:p text:style-name="verbatim"/>
      <text:p text:style-name="P4"><text:tab/>&lt;digipeater&gt;</text:p>
      <text:p text:style-name="P4"><text:tab/><text:tab/>transmit $mycall</text:p>
      <text:p text:style-name="P4"><text:tab/><text:tab/>&lt;source&gt;</text:p>
      <text:p text:style-name="P4"><text:tab/><text:tab/><text:tab/>source <text:s/>$mycall</text:p>
      <text:p text:style-name="P3"><text:tab/><text:tab/><text:tab/>relay-type directonly</text:p>
      <text:p text:style-name="P4"><text:tab/><text:tab/>&lt;/source&gt;</text:p>
      <text:p text:style-name="P4"><text:tab/>&lt;/digipeater&gt;</text:p>
      <text:p text:style-name="P5"/>
      <text:p text:style-name="P9"/>
      <text:p text:style-name="Text_20_body"><text:span text:style-name="T7">With Aprx you can add condition: </text:span><text:span text:style-name="T4">and only if nobody else digipeats it within 5 seconds.</text:span></text:p>
      <text:p text:style-name="Text_20_body"/>
      <text:p text:style-name="verbatim"/>
      <text:p text:style-name="P4"><text:tab/>&lt;digipeater&gt;</text:p>
      <text:p text:style-name="P4"><text:tab/><text:tab/>transmit $mycall</text:p>
      <text:p text:style-name="P4"><text:tab/><text:tab/>&lt;source&gt;</text:p>
      <text:p text:style-name="P4"><text:tab/><text:tab/><text:tab/>source <text:s text:c="7"/>$mycall</text:p>
      <text:p text:style-name="P4"><text:tab/><text:tab/><text:tab/>relay-type <text:s text:c="3"/>directonly</text:p>
      <text:p text:style-name="P3"><text:tab/><text:tab/><text:tab/>viscous-delay 5</text:p>
      <text:p text:style-name="P4"><text:tab/><text:tab/>&lt;/source&gt;</text:p>
      <text:p text:style-name="P4"><text:tab/>&lt;/digipeater&gt;</text:p>
      <text:p text:style-name="P5"/>
      <text:p text:style-name="P9"/>
      <text:list xml:id="list1066144941" text:continue-numbering="true" text:style-name="Numbering_20_2">
        <text:list-item>
          <text:list>
            <text:list-item>
              <text:h text:style-name="P15" text:outline-level="2">Using Multiple Radios</text:h>
            </text:list-item>
          </text:list>
        </text:list-item>
      </text:list>
      <text:p text:style-name="P9">There is no fixed limit on number of radio interfaces that you can use, however of them only one can use the default callsign from “$mycall” macro, all others must have explicite and unique callsign:</text:p>
      <text:p text:style-name="verbatim"/>
      <text:p text:style-name="verbatim"><text:tab/>mycall <text:s/>N0CALL-1</text:p>
      <text:p text:style-name="P4"/>
      <text:p text:style-name="P4"><text:tab/>&lt;interface&gt;</text:p>
      <text:p text:style-name="P4"><text:tab/><text:tab/># callsign <text:s/>$mycall</text:p>
      <text:p text:style-name="P4"><text:tab/><text:tab/>serial-device /dev/ttyUSB0 <text:s/>19200 8n1 <text:s text:c="3"/>KISS</text:p>
      <text:p text:style-name="P4"><text:tab/><text:tab/>tx-ok <text:s text:c="8"/>true</text:p>
      <text:p text:style-name="P4"><text:tab/>&lt;/interface&gt;</text:p>
      <text:p text:style-name="P5"/>
      <text:p text:style-name="P4"><text:tab/>&lt;interface&gt;</text:p>
      <text:p text:style-name="P4"><text:tab/><text:tab/>callsign <text:s/>N0CALL-R2</text:p>
      <text:p text:style-name="P4"><text:tab/><text:tab/>serial-device /dev/ttyUSB1 <text:s/>19200 8n1 <text:s text:c="3"/>KISS</text:p>
      <text:p text:style-name="P4"><text:tab/>&lt;/interface&gt;</text:p>
      <text:p text:style-name="P5"/>
      <text:p text:style-name="P9"/>
      <text:p text:style-name="P9">Supported interface devices include:</text:p>
      <text:list xml:id="list408285707" text:style-name="L4">
        <text:list-item>
          <text:p text:style-name="P23">On Linux: Any AX.25 network attached devices</text:p>
        </text:list-item>
        <text:list-item>
          <text:p text:style-name="P23">On any POSIX system: any serial ports available through “tty” interfaces</text:p>
        </text:list-item>
        <text:list-item>
          <text:p text:style-name="P23">Remote network terminal server serial ports over TCP/IP networking</text:p>
        </text:list-item>
      </text:list>
      <text:p text:style-name="P9"/>
      <text:p text:style-name="P9">On serial ports, following protocols can be used:</text:p>
      <text:list xml:id="list777700585" text:style-name="L5">
        <text:list-item>
          <text:p text:style-name="P25"><text:span text:style-name="T7">Plain basic </text:span><text:span text:style-name="T8">KISS</text:span><text:span text:style-name="T7">: Binary transparent, decently quick.</text:span></text:p>
        </text:list-item>
        <text:list-item>
          <text:p text:style-name="P25"><text:span text:style-name="T8">SMACK</text:span><text:span text:style-name="T7">: A CRC16 two-byte CRC checksum on serial port KISS communication. <text:s/>Recommended mode for KISS operation.</text:span></text:p>
        </text:list-item>
        <text:list-item>
          <text:p text:style-name="P25"><text:span text:style-name="T7">XOR checksum on KISS: So called “</text:span><text:span text:style-name="T8">BPQCRC</text:span><text:span text:style-name="T7">”. <text:s/>Not recommended because it is unable to really detect data that has broken during serial port transmission. Slightly better than plain basic KISS.</text:span></text:p>
        </text:list-item>
        <text:list-item>
          <text:p text:style-name="P25"><text:span text:style-name="T8">TNC2</text:span><text:span text:style-name="T7"> monitoring format, receive only, often transmitted bytes outside printable ASCII range of characters are replaced with space, or with a dot. <text:s/></text:span><text:span text:style-name="T8">Not recommended to be used!</text:span></text:p>
        </text:list-item>
      </text:list>
      <text:p text:style-name="P9"/>
      <text:list xml:id="list1693063278" text:continue-list="list1066144941" text:style-name="Numbering_20_2">
        <text:list-item>
          <text:list>
            <text:list-item>
              <text:h text:style-name="P15" text:outline-level="2">A Digipeater with Multiple Radios</text:h>
            </text:list-item>
          </text:list>
        </text:list-item>
      </text:list>
      <text:p text:style-name="P9"/>
      <text:p text:style-name="P9">Extending on previous multiple interface example, here those multiple interfaces are used on a digipeater. <text:s/>Transmitter interface is at “$mycall” label, others are receive only:</text:p>
      <text:p text:style-name="Text_20_body"/>
      <text:p text:style-name="verbatim"/>
      <text:p text:style-name="P4"><text:tab/>&lt;digipeater&gt;</text:p>
      <text:p text:style-name="P4"><text:tab/><text:tab/>transmit $mycall</text:p>
      <text:p text:style-name="P3"><text:tab/><text:tab/>&lt;source&gt;</text:p>
      <text:p text:style-name="P3"><text:tab/><text:tab/><text:tab/>source <text:s/>$mycall</text:p>
      <text:p text:style-name="P3"><text:tab/><text:tab/>&lt;/source&gt;</text:p>
      <text:p text:style-name="P3"><text:tab/><text:tab/>&lt;source&gt;</text:p>
      <text:p text:style-name="P3"><text:tab/><text:tab/><text:tab/>source <text:s/>N0CALL-2</text:p>
      <text:p text:style-name="P3"><text:tab/><text:tab/>&lt;/source&gt;</text:p>
      <text:p text:style-name="P3"><text:tab/><text:tab/>&lt;source&gt;</text:p>
      <text:p text:style-name="P3"><text:tab/><text:tab/><text:tab/>source <text:s/>N0CALL-3</text:p>
      <text:p text:style-name="P3"><text:tab/><text:tab/>&lt;/source&gt;</text:p>
      <text:p text:style-name="P4"><text:tab/>&lt;/digipeater&gt;</text:p>
      <text:p text:style-name="P5"/>
      <text:p text:style-name="P9"/>
      <text:p text:style-name="P9">Adding there a source of APRSIS will merge in Tx-iGate function, as shown before.</text:p>
      <text:p text:style-name="P9">It is trivial to make a multiple receiver, single transmitter APRS Digipeater with this.</text:p>
      <text:p text:style-name="P9"/>
      <text:list xml:id="list1291568984" text:continue-numbering="true" text:style-name="Numbering_20_2">
        <text:list-item>
          <text:list>
            <text:list-item>
              <text:h text:style-name="P15" text:outline-level="2">A Bi-Directional Cross-band Digipeater</text:h>
            </text:list-item>
          </text:list>
        </text:list-item>
      </text:list>
      <text:p text:style-name="P9"/>
      <text:p text:style-name="P9">Presuming having transmit capable radio &lt;interface&gt;s on two different bands, you can construct a bi-directional digipeater by defining two &lt;digipeater&gt; sections.</text:p>
      <text:p text:style-name="Text_20_body"/>
      <text:p text:style-name="verbatim"/>
      <text:p text:style-name="P4"><text:tab/>&lt;digipeater&gt;</text:p>
      <text:p text:style-name="P4"><text:tab/><text:tab/>transmit N0CALL-1</text:p>
      <text:p text:style-name="P4"><text:tab/><text:tab/>&lt;source&gt;</text:p>
      <text:p text:style-name="P4"><text:tab/><text:tab/><text:tab/>source <text:s/>N0CALL-1</text:p>
      <text:p text:style-name="P4"><text:tab/><text:tab/>&lt;/source&gt;</text:p>
      <text:p text:style-name="P4"><text:tab/><text:tab/>&lt;source&gt;</text:p>
      <text:p text:style-name="P4"><text:tab/><text:tab/><text:tab/>source <text:s/>N0CALL-2</text:p>
      <text:p text:style-name="P4"><text:tab/><text:tab/>&lt;/source&gt;</text:p>
      <text:p text:style-name="P4"><text:tab/>&lt;/digipeater&gt;</text:p>
      <text:p text:style-name="P5"/>
      <text:p text:style-name="P4"><text:tab/>&lt;digipeater&gt;</text:p>
      <text:p text:style-name="P4"><text:tab/><text:tab/>transmit N0CALL-2</text:p>
      <text:p text:style-name="P4"><text:tab/><text:tab/>&lt;source&gt;</text:p>
      <text:p text:style-name="P4"><text:tab/><text:tab/><text:tab/>source <text:s/>N0CALL-1</text:p>
      <text:p text:style-name="P4"><text:tab/><text:tab/>&lt;/source&gt;</text:p>
      <text:p text:style-name="P4"><text:tab/><text:tab/>&lt;source&gt;</text:p>
      <text:p text:style-name="P4"><text:tab/><text:tab/><text:tab/>source <text:s/>N0CALL-2</text:p>
      <text:p text:style-name="P4"><text:tab/><text:tab/>&lt;/source&gt;</text:p>
      <text:p text:style-name="P4"><text:tab/>&lt;/digipeater&gt;</text:p>
      <text:p text:style-name="P5"/>
      <text:p text:style-name="P9"/>
      <text:p text:style-name="P9"/>
      <text:p text:style-name="P9">Now both transmitters will digipeat messages heard from either radio.</text:p>
      <text:p text:style-name="P9">You will probably want more control parameters to limit on how much traffic is relayed from one source to other, more of that in the detail documentation.</text:p>
      <text:list xml:id="list1670070176" text:continue-numbering="true" text:style-name="Numbering_20_2">
        <text:list-item>
          <text:list>
            <text:list-item>
              <text:h text:style-name="P15" text:outline-level="2">Limited Service Area Digipeater</text:h>
            </text:list-item>
          </text:list>
        </text:list-item>
      </text:list>
      <text:p text:style-name="P9">A digipeater that will relay only packets from positions in a limited service area can be done by using filtering rules:</text:p>
      <text:p text:style-name="Text_20_body"/>
      <text:p text:style-name="verbatim"/>
      <text:p text:style-name="P4"><text:tab/>&lt;digipeater&gt;</text:p>
      <text:p text:style-name="P4"><text:tab/><text:tab/>transmit N0CALL-1</text:p>
      <text:p text:style-name="P4"><text:tab/><text:tab/>&lt;source&gt;</text:p>
      <text:p text:style-name="P4"><text:tab/><text:tab/><text:tab/>source <text:s/>N0CALL-1</text:p>
      <text:p text:style-name="P4"><text:tab/><text:tab/><text:tab/>filter<text:tab/>t/m<text:tab/><text:tab/># All messages (position-less)</text:p>
      <text:p text:style-name="P4"><text:tab/><text:tab/><text:tab/>filter<text:tab/>a/60/23/59/25.20</text:p>
      <text:p text:style-name="P4"><text:tab/><text:tab/><text:tab/>filter<text:tab/>a/60.25/25.19/59/27</text:p>
      <text:p text:style-name="P4"><text:tab/><text:tab/>&lt;/source&gt;</text:p>
      <text:p text:style-name="P4"><text:tab/>&lt;/digipeater&gt;</text:p>
      <text:p text:style-name="P5"/>
      <text:p text:style-name="P9"/>
      <text:p text:style-name="P9">This example is taken from a limited service area digipeater on a very high tower in Helsinki, Finland. <text:s/>The coordinates cover Gulf of Finland, and northern Estonia. <text:s/>Especially it was not wanted to relay traffic from land-areas, but give excellent coverage to sail yachts.</text:p>
      <text:p text:style-name="P9"/>
      <text:list xml:id="list1047588858" text:continue-list="list1670070176" text:style-name="Outline">
        <text:list-item>
          <text:h text:style-name="P11" text:outline-level="1">Configuration in details</text:h>
        </text:list-item>
      </text:list>
      <text:p text:style-name="P9">The Aprx configuration file uses sectioning style familiar from Apache HTTPD.</text:p>
      <text:p text:style-name="P9">These sections are:</text:p>
      <text:list xml:id="list2104123750" text:style-name="L6">
        <text:list-item>
          <text:p text:style-name="P24">mycall </text:p>
        </text:list-item>
        <text:list-item>
          <text:p text:style-name="P24">&lt;aprsis&gt;</text:p>
        </text:list-item>
        <text:list-item>
          <text:p text:style-name="P24">&lt;logging&gt;</text:p>
        </text:list-item>
        <text:list-item>
          <text:p text:style-name="P24">&lt;interface&gt;</text:p>
        </text:list-item>
        <text:list-item>
          <text:p text:style-name="P24">&lt;digipeater&gt;</text:p>
        </text:list-item>
      </text:list>
      <text:p text:style-name="P9">Each section contains one or more of configuration entries with case depending type of parameters.</text:p>
      <text:p text:style-name="P9"/>
      <text:list xml:id="list879468180" text:style-name="Numbering_20_2">
        <text:list-item>
          <text:h text:style-name="P15" text:outline-level="2">Aprx Configuration Parameter Types</text:h>
        </text:list-item>
      </text:list>
      <text:p text:style-name="P9">The Aprx configuration has following types of parameters on configuration entries:</text:p>
      <text:list xml:id="list1127510757" text:style-name="L10">
        <text:list-item>
          <text:p text:style-name="P36"><text:span text:style-name="T7">Parameters can be without quotes, when such are not necessary to embed spaces, or to have arbitrary binary content.</text:span></text:p>
        </text:list-item>
        <text:list-item>
          <text:p text:style-name="P36"><text:span text:style-name="T7">Any parameter can be quoted by single or double quotes: <text:s/></text:span><text:span text:style-name="T19">“ .. “ </text:span><text:span text:style-name="T7"><text:s text:c="2"/></text:span><text:span text:style-name="T19">' .. '</text:span></text:p>
        </text:list-item>
        <text:list-item>
          <text:p text:style-name="P36"><text:span text:style-name="T7">Any quoted parameter can contain \-escaped codes. <text:s/>Arbitrary binary bytes are encodable as </text:span><text:span text:style-name="T19">“\xHH”</text:span><text:span text:style-name="T7">, where “</text:span><text:span text:style-name="T19">HH</text:span><text:span text:style-name="T7">” present two hex-decimal characters from </text:span><text:span text:style-name="T19">“\x00”</text:span><text:span text:style-name="T7"> to </text:span><text:span text:style-name="T19">“\xFF”</text:span><text:span text:style-name="T7">. Also quotes and backslash can be backslash-escaped: <text:s/></text:span><text:span text:style-name="T19">“\”” <text:s/>“\\”</text:span></text:p>
        </text:list-item>
        <text:list-item>
          <text:p text:style-name="P36"><text:span text:style-name="T7">Arbitrary binary parameter content is usable only where especially mentioned, otherwise at least </text:span><text:span text:style-name="T19">“\x00”</text:span><text:span text:style-name="T7"> is forbidden.</text:span></text:p>
        </text:list-item>
        <text:list-item>
          <text:p text:style-name="P36"><text:span text:style-name="T7">UTF-8 characters are usable in parameters with and without quotes.</text:span></text:p>
        </text:list-item>
        <text:list-item>
          <text:p text:style-name="P36"><text:span text:style-name="T7">Callsign definitions (see below)</text:span></text:p>
        </text:list-item>
        <text:list-item>
          <text:p text:style-name="P36"><text:span text:style-name="T7">Interval definitions (see below)</text:span></text:p>
        </text:list-item>
        <text:list-item>
          <text:p text:style-name="P36"><text:span text:style-name="T7">Very long parameter lines can be folded by placing a lone </text:span><text:span text:style-name="T19">\-</text:span><text:span text:style-name="T7">character at the end of the configuration file text line to continue the input line with contents of following line, for unlimited number of times.</text:span></text:p>
        </text:list-item>
      </text:list>
      <text:p text:style-name="P9"/>
      <text:p text:style-name="P9">The <text:span text:style-name="T11">interval-definition</text:span> is convenience method to give amount of time in other units, than integer number of seconds. <text:s/>An <text:span text:style-name="T11">interval-definition</text:span> contains series of decimal numbers followed by a multiplier character possibly followed by more of same. <text:s/>Examples:</text:p>
      <text:p text:style-name="verbatim"><text:tab/>2m2s</text:p>
      <text:p text:style-name="verbatim"><text:tab/>1h</text:p>
      <text:p text:style-name="P9"/>
      <text:p text:style-name="P9">The multiplier characters are:</text:p>
      <text:list xml:id="list960136609" text:style-name="L11">
        <text:list-item>
          <text:p text:style-name="P37"><text:span text:style-name="T7">s (S): <text:s/>Seconds, the default</text:span></text:p>
        </text:list-item>
        <text:list-item>
          <text:p text:style-name="P37"><text:span text:style-name="T7">m (M): Minutes</text:span></text:p>
        </text:list-item>
        <text:list-item>
          <text:p text:style-name="P37"><text:span text:style-name="T7">h (H): Hours</text:span></text:p>
        </text:list-item>
        <text:list-item>
          <text:p text:style-name="P37"><text:span text:style-name="T7">d (D): Days</text:span></text:p>
        </text:list-item>
        <text:list-item>
          <text:p text:style-name="P37"><text:span text:style-name="T7">w (W): Weeks</text:span></text:p>
        </text:list-item>
      </text:list>
      <text:p text:style-name="Text_20_body"><text:span text:style-name="T7"/></text:p>
      <text:p text:style-name="Text_20_body"><text:span text:style-name="T7">The </text:span><text:span text:style-name="T4">callsign</text:span><text:span text:style-name="T7"> parameters are up to 6 alphanumeric characters followed by optional minus sign (“-”, the “hyphen”) and optional one or two alphanumeric characters. <text:s text:c="2"/>Callsigns are internally converted to all upper case form on devices. <text:s/>Depending on usage locations, the “SSID” suffix </text:span><text:soft-page-break/><text:span text:style-name="T7">may be up to two alphanumeric characters, or just plain integer from 0 to 15. <text:s/>That latter applies when a strict conformance to AX.25 callsigns is required. <text:s/>Callsign parameter with suffix <text:s/>“-0” is canonicalized to a string without the “-0” suffix.</text:span></text:p>
      <text:p text:style-name="P9"/>
      <text:list xml:id="list2094802967" text:continue-list="list879468180" text:style-name="Numbering_20_2">
        <text:list-item>
          <text:h text:style-name="Heading_20_2" text:outline-level="2">The “mycall” Parameter</text:h>
        </text:list-item>
      </text:list>
      <text:p text:style-name="P9">The <text:s/><text:span text:style-name="T11">mycall</text:span> <text:s/>entry is just one global definition to help default configuration to be minimalistic by not needing copying your callsign all over the place in the usual case of single radio interface setup.</text:p>
      <text:p text:style-name="P9"/>
      <text:list xml:id="list1156971203" text:continue-numbering="true" text:style-name="Numbering_20_2">
        <text:list-item>
          <text:h text:style-name="Heading_20_2" text:outline-level="2">The “&lt;aprsis&gt;” section</text:h>
        </text:list-item>
      </text:list>
      <text:p text:style-name="Text_20_body">The &lt;aprsis&gt; section defines communication parameters towards the APRSIS network.</text:p>
      <text:p text:style-name="Text_20_body">When you define &lt;aprsis&gt; section, all configured &lt;interface&gt;s will be Rx-iGate:d to APRSIS! Thus you can trivially add an Rx-iGate to a &lt;digipeater&gt; system, or to make a Rx-iGate without <text:s/>defining any &lt;digipeater&gt;.</text:p>
      <text:p text:style-name="Text_20_body">The only required parameter is the server definition:</text:p>
      <text:p text:style-name="verbatim"><text:tab/>server<text:tab/>rotate.aprs.net <text:s text:c="2"/>14580</text:p>
      <text:p text:style-name="Text_20_body">where the port-number defaults to 14580, and can be omitted.</text:p>
      <text:p text:style-name="Text_20_body"/>
      <text:p text:style-name="Text_20_body">Additional optional parameters are:</text:p>
      <text:list xml:id="list819711761" text:style-name="L7">
        <text:list-item>
          <text:p text:style-name="P26">login <text:span text:style-name="T11">callsign</text:span></text:p>
        </text:list-item>
        <text:list-item>
          <text:p text:style-name="P28">heartbeat-timeout <text:span text:style-name="T11">interval-definition</text:span></text:p>
        </text:list-item>
        <text:list-item>
          <text:p text:style-name="P28">filter <text:span text:style-name="T11">adjunct-filter-entry</text:span></text:p>
        </text:list-item>
      </text:list>
      <text:p text:style-name="P27"><text:span text:style-name="T14"/></text:p>
      <text:p text:style-name="P27">The <text:span text:style-name="T11">login</text:span> defaults to global <text:span text:style-name="T11">$mycall</text:span>, thus it is not necessary to define.</text:p>
      <text:p text:style-name="P27">Adding <text:s/>“<text:span text:style-name="T11">heartbeat-timeout 2m</text:span>” <text:s/>will detect failure to communicate with APRSIS a bit quicker than without it. <text:s/>The current generation of APRSIS servers writes a heartbeat message every 20 seconds, and a two minute time-out on their waiting is more than enough.</text:p>
      <text:p text:style-name="P27"/>
      <text:p text:style-name="P27">The <text:s/>“<text:span text:style-name="T11">filter ...</text:span>” <text:s text:c="2"/>entries are concatenated, and given to APRSIS server as adjunct filter definitions. <text:s/>For more information about their syntax, see: </text:p>
      <text:p text:style-name="P27"><text:tab/><text:a xlink:type="simple" xlink:href="http://www.aprs-is.net/javAPRSFilter.aspx"><text:span text:style-name="T18">http://www.aprs-is.net/javAPRSFilter.aspx</text:span></text:a></text:p>
      <text:p text:style-name="P27"/>
      <text:list xml:id="list1620912362" text:continue-list="list1156971203" text:style-name="Numbering_20_2">
        <text:list-item>
          <text:h text:style-name="P15" text:outline-level="2">The “&lt;logging&gt;” section</text:h>
        </text:list-item>
      </text:list>
      <text:p text:style-name="Text_20_body">The Aprx can log every kind of event happening, mainly you will be interested in <text:span text:style-name="T11">rflog</text:span><text:span text:style-name="T14">, and </text:span><text:span text:style-name="T11">aprxlog</text:span><text:span text:style-name="T14">.</text:span></text:p>
      <text:p text:style-name="Text_20_body"><text:span text:style-name="T14">There is also a possibility to store statistics gathering memory segment on a filesystem backing store, so that it can persist over restart of the Aprx process. <text:s/>This is possible even on a small embedded machine (like OpenWRT), where statistics “file” resides on a ram-disk. <text:s/>This way you can alter configurations and restart the process, while still continuing with previous statistics dataset. <text:s/>Without the backing store this will cause at most 20 minute drop-off of statistics telemetry data.</text:span></text:p>
      <text:p text:style-name="Text_20_body">Configuration options are:</text:p>
      <text:list xml:id="list2054212157" text:style-name="L8">
        <text:list-item>
          <text:p text:style-name="P30">aprxlog <text:span text:style-name="T11">filename</text:span></text:p>
        </text:list-item>
        <text:list-item>
          <text:p text:style-name="P30"><text:span text:style-name="T14">rflog </text:span><text:span text:style-name="T11">filename</text:span></text:p>
        </text:list-item>
        <text:list-item>
          <text:p text:style-name="P30"><text:span text:style-name="T14">pidfile </text:span><text:span text:style-name="T11">filename</text:span></text:p>
        </text:list-item>
        <text:list-item>
          <text:p text:style-name="P29">erlangfile <text:span text:style-name="T11">filename</text:span></text:p>
        </text:list-item>
        <text:list-item>
          <text:p text:style-name="P29">erlang-loglevel <text:span text:style-name="T11">loglevel</text:span></text:p>
        </text:list-item>
        <text:list-item>
          <text:p text:style-name="P29">erlanglog <text:span text:style-name="T11">filename</text:span></text:p>
        </text:list-item>
      </text:list>
      <text:p text:style-name="Text_20_body"/>
      <text:p text:style-name="Text_20_body">Commonly you want setting <text:s/>aprxlog, and rflog <text:s/>entries. <text:s/>The <text:s/>erlangfile, and pidfile <text:s/>entries have compile time defaults, and need not to be defined unless different locations are wanted.</text:p>
      <text:p text:style-name="Text_20_body"/>
      <text:list xml:id="list964852319" text:continue-list="list1620912362" text:style-name="Numbering_20_2">
        <text:list-item>
          <text:h text:style-name="P15" text:outline-level="2">The “&lt;interface&gt;” sections</text:h>
        </text:list-item>
      </text:list>
      <text:p text:style-name="Text_20_body">The &lt;interface&gt; sections define radio interfaces that the Aprx communicates with.</text:p>
      <text:p text:style-name="Text_20_body">There are three basic interface device types:</text:p>
      <text:list xml:id="list640334765" text:style-name="L9">
        <text:list-item>
          <text:p text:style-name="P32">Linux AX.25 devices (ax25-device)</text:p>
        </text:list-item>
        <text:list-item>
          <text:p text:style-name="P32">Generic POSIX serial ports (serial-device)</text:p>
        </text:list-item>
        <text:list-item>
          <text:p text:style-name="P32">Remote network serial ports (tcp-device)</text:p>
        </text:list-item>
      </text:list>
      <text:p text:style-name="Text_20_body">The serial port devices can be reading TNC2 style monitoring messages (and be unable to transmit anything), or communicate with a few variations of KISS protocol (and transmit). <text:s/>On KISS protocols you can use device multiplexing, although cases needing polling for reception are not supported. <text:s/>Variations of KISS protocol are described separately.</text:p>
      <text:p text:style-name="Text_20_body">On Linux systems the kernel AX.25 network devices are also available, and Aprx integrates fully with kernel AX.25 networking.</text:p>
      <text:p text:style-name="P35">Each interface needs a unique callsign and to help the most common case of single radio interface, it defaults to one defined with <text:span text:style-name="T11">mycall</text:span><text:span text:style-name="T14"> <text:s/>entry. <text:s text:c="2"/>The interface callsigns need not to be proper AX.25 callsigns on receive-only serial/tcp-device interfaces, meaning that a <text:s/></text:span><text:span text:style-name="T11">N0CALL-R0 .. R9 .. RA .. RZ</text:span><text:span text:style-name="T14"> <text:s/>are fine examples of two character suffixes usable on such receivers.</text:span></text:p>
      <text:p text:style-name="Text_20_body">As there are three different devices, there are three different way to make an &lt;interface&gt; section.</text:p>
      <text:p text:style-name="Text_20_body"/>
      <text:p text:style-name="P33"><text:span text:style-name="T14"/></text:p>
      <text:p text:style-name="P43"><text:span text:style-name="T14"/></text:p>
      <text:p text:style-name="P33"><text:span text:style-name="T14">The KISS variations:</text:span></text:p>
      <text:p text:style-name="P35"><text:span text:style-name="T14">The Aprx knows three variations of basic Chepponis/Karn KISS protocol, listed below in preference order:</text:span></text:p>
      <text:list xml:id="list657788431" text:style-name="L13">
        <text:list-item>
          <text:p text:style-name="P39"><text:span text:style-name="T16">S</text:span><text:span text:style-name="T17">tuttgart </text:span><text:span text:style-name="T16">M</text:span><text:span text:style-name="T17">odified Amateur-radio-CRC-KISS (</text:span><text:span text:style-name="T15">SMACK</text:span><text:span text:style-name="T17">)</text:span></text:p>
        </text:list-item>
        <text:list-item>
          <text:p text:style-name="P34"><text:span text:style-name="T14">BPQCRC</text:span><text:span text:style-name="T17"> alias </text:span><text:span text:style-name="T14">XKISS</text:span></text:p>
        </text:list-item>
        <text:list-item>
          <text:p text:style-name="P39"><text:span text:style-name="T17">Plain basic </text:span><text:span text:style-name="T15">KISS</text:span></text:p>
        </text:list-item>
      </text:list>
      <text:p text:style-name="Text_20_body"><text:span text:style-name="T17">The </text:span><text:span text:style-name="T15">SMACK</text:span><text:span text:style-name="T17"> uses one bit of CMD byte to indicate that it is indeed SMACK format of KISS frame. <text:s/>The bit in question is highest bit, which is highest sub-interface identity bit. <text:s/>Thus SMACK is not able to refer to sub-interfaces 8 to 15 of original KISS protocol. On the other hand, hardly anybody needs that many! <text:s/>It uses CCITT-CRC16 algorithm, and is capable to detect loss or insert of single bytes in frame as well as single and sometimes also multiple bit flips in correct number of bytes within the frame.</text:span></text:p>
      <text:p text:style-name="Text_20_body"><text:span text:style-name="T17">The </text:span><text:span text:style-name="T15">BPQCRC</text:span><text:span text:style-name="T17"> alias XKISS uses single byte containing XOR of all bytes within the data frame (before the KISS frame encoding is applied/after it is taken off.) <text:s/>This is very weak checksum, as it does not detect addition/removal of 0x00 bytes at all, and is unable to detect flipping of same bit twice within the frame.</text:span></text:p>
      <text:p text:style-name="Text_20_body"><text:span text:style-name="T17">The plain basic </text:span><text:span text:style-name="T15">KISS</text:span><text:span text:style-name="T17"> is adaptation of internet SLIP protocol, and has no checksum of any kind in the framing interface.</text:span></text:p>
      <text:p text:style-name="Text_20_body"><text:span text:style-name="T17">If at all possible, do choose to use SMACK!</text:span></text:p>
      <text:p text:style-name="Text_20_body"><text:span text:style-name="T17">It is available for TNC2 clones from:</text:span></text:p>
      <text:p text:style-name="Text_20_body"><text:span text:style-name="T17"><text:tab/></text:span><text:a xlink:type="simple" xlink:href="http://www.symek.com/g/tnc2firmware.html"><text:span text:style-name="T20">http://www.symek.com/g/tnc2firmware.html</text:span></text:a></text:p>
      <text:p text:style-name="P35"><text:span text:style-name="T14"/></text:p>
      <text:p text:style-name="P33">Linux AX25-DEVICE:</text:p>
      <text:p text:style-name="verbatim"><text:tab/>&lt;interface&gt;</text:p>
      <text:p text:style-name="verbatim"><text:tab/><text:tab/>ax25-device<text:tab/><text:span text:style-name="T11">callsign</text:span></text:p>
      <text:p text:style-name="verbatim"><text:tab/><text:tab/>tx-ok<text:tab/> <text:s/><text:tab/><text:span text:style-name="T11">boolean</text:span></text:p>
      <text:p text:style-name="verbatim"><text:span text:style-name="T11"><text:tab/><text:tab/></text:span><text:span text:style-name="T14">alias<text:tab/><text:tab/>RELAY,TRACE,WIDE</text:span></text:p>
      <text:p text:style-name="verbatim"><text:tab/>&lt;/interface&gt;</text:p>
      <text:p text:style-name="Text_20_body">The <text:span text:style-name="T11">callsign</text:span><text:span text:style-name="T14"> parameter must be valid AX.25 callsign as it refers to Linux kernel AX.25 device callsigns. <text:s/>Such Linux kernel device does not need to be active at the time the Aprx program is started, the Aprx attaches itself on it dynamically when it appears, and detaches when it disappears.</text:span></text:p>
      <text:p text:style-name="Text_20_body"><text:span text:style-name="T14">The interface </text:span><text:span text:style-name="T11">alias</text:span><text:span text:style-name="T14"> entry can be defined as comma-separated lists of AX.25 callsigns, or as multiple </text:span><text:span text:style-name="T11">alias</text:span><text:span text:style-name="T14"> entries. <text:s/>Default set is above shown </text:span><text:span text:style-name="T11">RELAY,TRACE,WIDE</text:span><text:span text:style-name="T14">. <text:s/>If you define any </text:span><text:span text:style-name="T11">alias</text:span><text:span text:style-name="T14"> entry, the default set is replaced with your definitions.</text:span></text:p>
      <text:p text:style-name="Text_20_body"><text:span text:style-name="T14"/></text:p>
      <text:p text:style-name="Text_20_body"><text:soft-page-break/><text:span text:style-name="T14"/></text:p>
      <text:p text:style-name="P33"><text:span text:style-name="T14">POSIX serial-port devices, KISS mode, sub-interface 0:</text:span></text:p>
      <text:p text:style-name="P14"><text:tab/>&lt;interface&gt;<text:line-break/><text:span text:style-name="T10"><text:tab/><text:tab/>serial-device<text:tab/></text:span><text:span text:style-name="T12">devicepath speed </text:span><text:span text:style-name="T15">KISS<text:line-break/></text:span><text:span text:style-name="T14"><text:tab/><text:tab/>tx-ok<text:tab/><text:tab/></text:span><text:span text:style-name="T11">boolean<text:line-break/></text:span><text:span text:style-name="T14"><text:tab/><text:tab/>callsign<text:tab/><text:tab/></text:span><text:span text:style-name="T11">callsign<text:line-break/></text:span><text:span text:style-name="T14"><text:tab/><text:tab/>initstring<text:tab/>“</text:span><text:span text:style-name="T11">init-string-content</text:span><text:span text:style-name="T14">”<text:line-break/><text:tab/><text:tab/>timeout<text:tab/><text:tab/></text:span><text:span text:style-name="T11">interval-definition<text:line-break/></text:span><text:span text:style-name="T14"><text:tab/><text:tab/>alias<text:tab/><text:tab/></text:span><text:span text:style-name="T11">RELAY,TRACE,WIDE<text:line-break/></text:span><text:tab/>&lt;/interface&gt;</text:p>
      <text:p text:style-name="Text_20_body"><text:span text:style-name="T14">You can use a binary-transparent AX.25 radio modem on a KISS type connection. <text:s/>The above example shows case of KISS modem on sub-interface 0.</text:span></text:p>
      <text:p text:style-name="Text_20_body"><text:span text:style-name="T14">The </text:span><text:span text:style-name="T11">tx-ok</text:span><text:span text:style-name="T14"> entry (default value: “false”) controls whether or not the interface is capable to transmit something.</text:span></text:p>
      <text:p text:style-name="Text_20_body">The <text:span text:style-name="T11">callsign</text:span><text:span text:style-name="T14"> entry defines system wide unique identity for the radio port, and for transmit capable interfaces it must be valid AX.25 callsign form.</text:span></text:p>
      <text:p text:style-name="Text_20_body"><text:span text:style-name="T14">Interface </text:span><text:span text:style-name="T11">alias</text:span><text:span text:style-name="T14"> entry can be issued as comma-separated lists of AX.25 callsigns, or as multiple </text:span><text:span text:style-name="T11">alias</text:span><text:span text:style-name="T14"> entries. <text:s/>Default set is above shown </text:span><text:span text:style-name="T11">RELAY,TRACE,WIDE</text:span><text:span text:style-name="T14">. <text:s/>If you define any </text:span><text:span text:style-name="T11">alias</text:span><text:span text:style-name="T14"> entry, the default set is replaced with your definitions.</text:span></text:p>
      <text:p text:style-name="Text_20_body"><text:span text:style-name="T14"/></text:p>
      <text:p text:style-name="P42"><text:span text:style-name="T14"/></text:p>
      <text:p text:style-name="P33"><text:span text:style-name="T14">POSIX serial-port devices, KISS mode, multiple sub-interfaces:</text:span></text:p>
      <text:p text:style-name="verbatim"><text:tab/>&lt;interface&gt;</text:p>
      <text:p text:style-name="P3"><text:tab/><text:tab/>serial-device<text:tab/><text:span text:style-name="T11">devicepath speed </text:span><text:span text:style-name="T14">KISS</text:span></text:p>
      <text:p text:style-name="verbatim"><text:span text:style-name="T14"><text:tab/><text:tab/>initstring<text:tab/>“</text:span><text:span text:style-name="T11">init-string-content</text:span><text:span text:style-name="T14">”</text:span></text:p>
      <text:p text:style-name="verbatim"><text:span text:style-name="T14"><text:tab/><text:tab/>timeout<text:tab/><text:tab/></text:span><text:span text:style-name="T11">interval-definition</text:span></text:p>
      <text:p text:style-name="verbatim"><text:span text:style-name="T14"><text:tab/><text:tab/>&lt;kiss-subif 0&gt;</text:span></text:p>
      <text:p text:style-name="verbatim"><text:span text:style-name="T14"><text:tab/><text:tab/><text:tab/>tx-ok<text:tab/><text:tab/></text:span><text:span text:style-name="T11">boolean</text:span></text:p>
      <text:p text:style-name="verbatim"><text:span text:style-name="T14"><text:tab/><text:tab/><text:tab/>callsign<text:tab/><text:tab/></text:span><text:span text:style-name="T11">callsign</text:span></text:p>
      <text:p text:style-name="verbatim"><text:span text:style-name="T14"><text:tab/><text:tab/><text:tab/>alias<text:tab/><text:tab/></text:span><text:span text:style-name="T11">RELAY,TRACE,WIDE</text:span></text:p>
      <text:p text:style-name="verbatim"><text:span text:style-name="T11"><text:tab/><text:tab/>&lt;/kiss-subif&gt;</text:span></text:p>
      <text:p text:style-name="verbatim"><text:span text:style-name="T14"><text:tab/><text:tab/>&lt;kiss-subif 1&gt;</text:span></text:p>
      <text:p text:style-name="verbatim"><text:span text:style-name="T14"><text:tab/><text:tab/><text:tab/>tx-ok<text:tab/><text:tab/></text:span><text:span text:style-name="T11">boolean</text:span></text:p>
      <text:p text:style-name="verbatim"><text:span text:style-name="T14"><text:tab/><text:tab/><text:tab/>callsign<text:tab/><text:tab/></text:span><text:span text:style-name="T11">callsign</text:span></text:p>
      <text:p text:style-name="verbatim"><text:span text:style-name="T14"><text:tab/><text:tab/><text:tab/>alias<text:tab/><text:tab/></text:span><text:span text:style-name="T11">RELAY,TRACE,WIDE</text:span></text:p>
      <text:p text:style-name="verbatim"><text:span text:style-name="T11"><text:tab/><text:tab/>&lt;/kiss-subif&gt;</text:span></text:p>
      <text:p text:style-name="verbatim"><text:tab/>&lt;/interface&gt;</text:p>
      <text:p text:style-name="Text_20_body"><text:span text:style-name="T14">You can use a binary-transparent AX.25 radio modem on a KISS type connection. <text:s/>The above example shows case of KISS modem on sub-interface 0.</text:span></text:p>
      <text:p text:style-name="Text_20_body"><text:span text:style-name="T14">You can use the </text:span><text:span text:style-name="T11">initstring</text:span><text:span text:style-name="T14"> to issue a binary byte stream to the serial port to initialize the radio modem, if necessary.</text:span></text:p>
      <text:p text:style-name="Text_20_body"><text:span text:style-name="T14">You can set a </text:span><text:span text:style-name="T11">timeout</text:span><text:span text:style-name="T14"> parameter to close and reopen the device with optional </text:span><text:span text:style-name="T11">initstring</text:span><text:span text:style-name="T14"> sending, which will happen if there is </text:span><text:span text:style-name="T11">interval-definition</text:span><text:span text:style-name="T14">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14">The </text:span><text:span text:style-name="T11">&lt;kiss-subif N&gt;</text:span><text:span text:style-name="T14"> sectioning tags have N in range of 0 to 7 or 0 to 15, depending on KISS protocol variation used on this serial-device. <text:s/>More about that latter. <text:s/></text:span><text:span text:style-name="T17">On each &lt;kiss-subif N&gt; sub-sections you can use:</text:span></text:p>
      <text:list xml:id="list445231446" text:style-name="L12">
        <text:list-item>
          <text:p text:style-name="P38"><text:span text:style-name="T14">The </text:span><text:span text:style-name="T11">tx-ok</text:span><text:span text:style-name="T14"> entry (default value: “false”) to control whether or not the sub-interface is capable to transmit something.</text:span></text:p>
        </text:list-item>
        <text:list-item>
          <text:p text:style-name="P38">The <text:span text:style-name="T11">callsign</text:span><text:span text:style-name="T14"> entry to give unique identity for the sub-interface. For transmit capable sub-interfaces it must be of valid AX.25 callsign form.</text:span></text:p>
        </text:list-item>
        <text:list-item>
          <text:p text:style-name="P38"><text:span text:style-name="T14">The sub-interface </text:span><text:span text:style-name="T11">alias</text:span><text:span text:style-name="T14"> entry can be issued as comma-separated lists of AX.25 callsigns, or as multiple </text:span><text:span text:style-name="T11">alias</text:span><text:span text:style-name="T14"> entries. <text:s/>Default set is above shown </text:span><text:span text:style-name="T11">RELAY,TRACE,WIDE</text:span><text:span text:style-name="T14">. If you define any </text:span><text:span text:style-name="T11">alias</text:span><text:span text:style-name="T14"> entry, the default set is replaced with your definitions.</text:span></text:p>
        </text:list-item>
      </text:list>
      <text:p text:style-name="Text_20_body"><text:span text:style-name="T14"/></text:p>
      <text:p text:style-name="P33"><text:span text:style-name="T14"/></text:p>
      <text:p text:style-name="P44"><text:span text:style-name="T14"/></text:p>
      <text:p text:style-name="P33"><text:span text:style-name="T14">POSIX serial-port devices, TNC2 mode:</text:span></text:p>
      <text:p text:style-name="verbatim"><text:tab/>&lt;interface&gt;</text:p>
      <text:p text:style-name="P3"><text:tab/><text:tab/>serial-device<text:tab/><text:span text:style-name="T11">devicepath speed </text:span><text:span text:style-name="T14">TNC2</text:span></text:p>
      <text:p text:style-name="verbatim"><text:span text:style-name="T14"><text:tab/><text:tab/>callsign<text:tab/><text:tab/></text:span><text:span text:style-name="T11">callsign</text:span></text:p>
      <text:p text:style-name="verbatim"><text:span text:style-name="T14"><text:tab/><text:tab/>timeout<text:tab/><text:tab/></text:span><text:span text:style-name="T11">interval-definition</text:span></text:p>
      <text:p text:style-name="verbatim"><text:span text:style-name="T14"><text:tab/><text:tab/>initstring<text:tab/>“</text:span><text:span text:style-name="T11">init-string-content</text:span><text:span text:style-name="T14">”</text:span></text:p>
      <text:p text:style-name="verbatim"><text:tab/>&lt;/interface&gt;</text:p>
      <text:p text:style-name="Text_20_body"><text:span text:style-name="T14">If you absolutely positively must have a TNC2 monitoring mode radio modem, then it can be used for passive monitoring of heard APRS packets, but beware that such radio modems usually also corrupt some of heard APRS packets, and that this type of interface is not available for transmit mode. <text:s/>Only mandatory entry is “serial-device”, others have usable defaults.</text:span></text:p>
      <text:p text:style-name="Text_20_body">The <text:span text:style-name="T11">callsign</text:span><text:span text:style-name="T14"> entry defines unique identity for the radio port, but it need not to be valid AX.25 callsign.</text:span></text:p>
      <text:p text:style-name="Text_20_body"><text:span text:style-name="T14">You can set a </text:span><text:span text:style-name="T11">timeout</text:span><text:span text:style-name="T14"> parameter to close and reopen the device with optional </text:span><text:span text:style-name="T11">initstring</text:span><text:span text:style-name="T14"> sending, which will happen if there is </text:span><text:span text:style-name="T11">interval-definition</text:span><text:span text:style-name="T14">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14">You can use the </text:span><text:span text:style-name="T11">initstring</text:span><text:span text:style-name="T14"> to issue a binary byte stream to the serial port to initialize the radio modem, if necessary.</text:span></text:p>
      <text:p text:style-name="P33"/>
      <text:list xml:id="list2133323304" text:continue-list="list964852319" text:style-name="Numbering_20_2">
        <text:list-item>
          <text:h text:style-name="P15" text:outline-level="2">The “&lt;beacon&gt;” sections</text:h>
        </text:list-item>
      </text:list>
      <text:p text:style-name="Text_20_body">You can define multiple &lt;beacon&gt; sections each defining multiple beacon entries.</text:p>
      <text:p text:style-name="Text_20_body">Beacons can be sent to radio only, to aprsis only, or to both. <text:s/>Default is to both.</text:p>
      <text:p text:style-name="Text_20_body">You can configure beacons as literals, and also to load beacon content from a file at each time it is to be transmitted. <text:s/>That latter allows external program, like weather probes, to feed in an APRS weather data packet without it needing to communicate with Aprx via any special protocols, nor make AX.25 frames itself.</text:p>
      <text:p text:style-name="P35"/>
      <text:p text:style-name="P35">The &lt;beacon&gt; section has following entries:</text:p>
      <text:list xml:id="list1312845387" text:style-name="L14">
        <text:list-item>
          <text:p text:style-name="P40"><text:span text:style-name="T21">cycle-size </text:span><text:span text:style-name="T13">interval</text:span></text:p>
        </text:list-item>
        <text:list-item>
          <text:p text:style-name="P40"><text:span text:style-name="T17">beaconmode </text:span><text:span text:style-name="T13">{ aprsis | both | radio }</text:span></text:p>
        </text:list-item>
        <text:list-item>
          <text:p text:style-name="P40"><text:span text:style-name="T17">beacon ...</text:span></text:p>
        </text:list-item>
      </text:list>
      <text:p text:style-name="Text_20_body"><text:span text:style-name="T17"/></text:p>
      <text:p text:style-name="Text_20_body"><text:span text:style-name="T17">The <text:s/></text:span><text:span text:style-name="T13">cycle-size</text:span><text:span text:style-name="T17"> <text:s/>entry is global setter of beacon transmission cycle. <text:s text:c="2"/>Default value is 20 minutes, but if you want to beacon 3 different beacons on average 10 minutes in between each, use interval value: <text:s/>30m</text:span></text:p>
      <text:p text:style-name="Text_20_body"><text:span text:style-name="T17"/></text:p>
      <text:p text:style-name="Text_20_body"><text:span text:style-name="T17">The <text:s/></text:span><text:span text:style-name="T13">beaconmode <text:s/></text:span><text:span text:style-name="T17"><text:s/>setting defaults to <text:s/></text:span><text:span text:style-name="T13">both</text:span><text:span text:style-name="T17"> at the start of &lt;beacon&gt; section,, and affects <text:s/></text:span><text:span text:style-name="T13">beacon</text:span><text:span text:style-name="T17"> <text:s/>entries following the setting, until a new setting. <text:s/>The <text:s/></text:span><text:span text:style-name="T13">aprsis</text:span><text:span text:style-name="T17"> <text:s/>setting will send following beacons only to APRSIS, <text:s/>and the <text:s/></text:span><text:span text:style-name="T13">radio</text:span><text:span text:style-name="T17"> <text:s/>setting will send following beacons only to radio interface(s).</text:span></text:p>
      <text:p text:style-name="Text_20_body"><text:span text:style-name="T17"/></text:p>
      <text:p text:style-name="Text_20_body"><text:span text:style-name="T17">The </text:span><text:span text:style-name="T13">beacon</text:span><text:span text:style-name="T17"> entry parameters:</text:span></text:p>
      <text:list xml:id="list947878801" text:style-name="L15">
        <text:list-item>
          <text:p text:style-name="P41"><text:span text:style-name="T17">to </text:span><text:span text:style-name="T13">interface-callsign</text:span></text:p>
        </text:list-item>
        <text:list-item>
          <text:p text:style-name="P41"><text:span text:style-name="T17">for </text:span><text:span text:style-name="T13">callsign</text:span></text:p>
        </text:list-item>
        <text:list-item>
          <text:p text:style-name="P41"><text:span text:style-name="T17">dest </text:span><text:span text:style-name="T13">callsign</text:span></text:p>
        </text:list-item>
        <text:list-item>
          <text:p text:style-name="P41"><text:span text:style-name="T17">via “</text:span><text:span text:style-name="T13">viapath</text:span><text:span text:style-name="T17">”</text:span></text:p>
        </text:list-item>
        <text:list-item>
          <text:p text:style-name="P41"><text:span text:style-name="T17">timefix</text:span></text:p>
        </text:list-item>
      </text:list>
      <text:p text:style-name="P31"><text:span text:style-name="T21"/></text:p>
      <text:p text:style-name="P31"><text:span text:style-name="T21">... continued ...</text:span></text:p>
      <text:p text:style-name="P31"><text:span text:style-name="T21"/></text:p>
      <text:p text:style-name="P45"><text:span text:style-name="T17"/></text:p>
      <text:p text:style-name="P31"><text:span text:style-name="T17">... continued ...</text:span></text:p>
      <text:p text:style-name="Text_20_body"><text:span text:style-name="T17"/></text:p>
      <text:p text:style-name="Text_20_body"><text:span text:style-name="T17">then either of following two:</text:span></text:p>
      <text:list xml:id="list1824611536" text:continue-numbering="true" text:style-name="L15">
        <text:list-item>
          <text:p text:style-name="P41"><text:span text:style-name="T17">raw “</text:span><text:span text:style-name="T13">APRS packet text</text:span><text:span text:style-name="T17">”</text:span></text:p>
        </text:list-item>
        <text:list-item>
          <text:p text:style-name="P41"><text:span text:style-name="T17">file </text:span><text:span text:style-name="T13">filepath</text:span></text:p>
        </text:list-item>
      </text:list>
      <text:p text:style-name="P27"><text:span text:style-name="T21">or combination of following six:</text:span></text:p>
      <text:list xml:id="list774890245" text:continue-numbering="true" text:style-name="L15">
        <text:list-item>
          <text:p text:style-name="P41"><text:span text:style-name="T17">name “</text:span><text:span text:style-name="T13">item-or-object-name</text:span><text:span text:style-name="T17">”</text:span></text:p>
        </text:list-item>
        <text:list-item>
          <text:p text:style-name="P41"><text:span text:style-name="T17">lat </text:span><text:span text:style-name="T13">latitude</text:span></text:p>
        </text:list-item>
        <text:list-item>
          <text:p text:style-name="P41"><text:span text:style-name="T17">lon </text:span><text:span text:style-name="T13">longitude</text:span></text:p>
        </text:list-item>
        <text:list-item>
          <text:p text:style-name="P41"><text:span text:style-name="T17">symbol “</text:span><text:span text:style-name="T13">two-character-symbol</text:span><text:span text:style-name="T17">”</text:span></text:p>
        </text:list-item>
        <text:list-item>
          <text:p text:style-name="P41"><text:span text:style-name="T17">type “</text:span><text:span text:style-name="T13">single-character-type</text:span><text:span text:style-name="T17">”</text:span></text:p>
        </text:list-item>
        <text:list-item>
          <text:p text:style-name="P41"><text:span text:style-name="T17">comment “</text:span><text:span text:style-name="T13">text</text:span><text:span text:style-name="T17">”</text:span></text:p>
        </text:list-item>
      </text:list>
      <text:p text:style-name="Text_20_body"><text:span text:style-name="T17"/></text:p>
      <text:p text:style-name="Text_20_body"><text:span text:style-name="T17">The <text:s/></text:span><text:span text:style-name="T13">to</text:span><text:span text:style-name="T17"> <text:s text:c="2"/>parameter sets explicit interface on which to send this beacon. <text:s/>If no <text:s/></text:span><text:span text:style-name="T13">to <text:s/></text:span><text:span text:style-name="T17"><text:s/>parameter is given, then the beacon is sent on all interfaces.</text:span></text:p>
      <text:p text:style-name="Text_20_body"><text:span text:style-name="T17">The <text:s/></text:span><text:span text:style-name="T13">for</text:span><text:span text:style-name="T17"> <text:s/>parameter sets beacon packet source callsign, and it gets its default value from transmit interface's callsign.</text:span></text:p>
      <text:p text:style-name="Text_20_body"><text:span text:style-name="T17">The <text:s/></text:span><text:span text:style-name="T13">dest</text:span><text:span text:style-name="T17"> <text:s/>parameter sets beacon packet destination callsign, default value is program release version dependent, but possible override could be like: “APRS”.</text:span></text:p>
      <text:p text:style-name="Text_20_body"><text:span text:style-name="T17">The <text:s/></text:span><text:span text:style-name="T13">via</text:span><text:span text:style-name="T17"> <text:s text:c="2"/>parameter adds fields on beacon AX.25 VIA path. <text:s/>Default is none, example value would be like: <text:s/>via “WIDE1-1”</text:span></text:p>
      <text:p text:style-name="Text_20_body"><text:span text:style-name="T17">The <text:s/></text:span><text:span text:style-name="T13">timefix</text:span><text:span text:style-name="T17"> <text:s/>parameter sets a flag to modify transmitted APRS packets that have a time stamp field. <text:s/>Set this only if your machine runs with good quality NTP time reference.</text:span></text:p>
      <text:p text:style-name="Text_20_body"><text:span text:style-name="T17"/></text:p>
      <text:p text:style-name="Text_20_body"><text:span text:style-name="T17">Some examples:</text:span></text:p>
      <text:p text:style-name="verbatim"><text:span text:style-name="T17"/></text:p>
      <text:p text:style-name="verbatim"><text:span text:style-name="T17">&lt;beacon&gt;</text:span></text:p>
      <text:p text:style-name="verbatim"><text:span text:style-name="T17"><text:s text:c="2"/>beacon<text:tab/>file /tmp/wxbeacon.txt</text:span></text:p>
      <text:p text:style-name="verbatim"><text:span text:style-name="T17"><text:s text:c="2"/>beacon<text:tab/>symbol "R&amp;" lat "6016.35N" lon "02506.36E" \</text:span></text:p>
      <text:p text:style-name="verbatim"><text:span text:style-name="T17"><text:tab/><text:tab/>comment "Aprx v1.96 - a Digi + Rx-iGate"</text:span></text:p>
      <text:p text:style-name="verbatim"><text:span text:style-name="T17"><text:s text:c="2"/>beacon<text:tab/>raw "!6016.30NR02506.36E&amp;Aprx v1.96 - a Digi + Rx-iGate"</text:span></text:p>
      <text:p text:style-name="verbatim"><text:span text:style-name="T17">&lt;/beacon&gt;</text:span></text:p>
      <text:p text:style-name="verbatim"><text:span text:style-name="T17"/></text:p>
      <text:p text:style-name="P42"><text:span text:style-name="T17"/></text:p>
      <text:p text:style-name="Text_20_body"><text:span text:style-name="T17">There are three different ways to define beacon data: <text:s/></text:span><text:span text:style-name="T13">file, <text:s text:c="2"/>raw,</text:span><text:span text:style-name="T17"> <text:s/>and third way is a combination of a number of data parameters. <text:s/>The third way has a benefit of being able to validate packet structure at configuration time.</text:span></text:p>
      <text:p text:style-name="Text_20_body"><text:span text:style-name="T17">The <text:s/></text:span><text:span text:style-name="T13">file</text:span><text:span text:style-name="T17"> <text:s/>parameter is one alternate way to followed by a pathname to local file system at which an other program can place APRS packet content to be sent out at next time it is encountered in the beacon cycle. <text:s/>The Aprx program reads it at beacon time for transmitting.</text:span></text:p>
      <text:p text:style-name="Text_20_body"><text:span text:style-name="T17">The <text:s/></text:span><text:span text:style-name="T13">raw</text:span><text:span text:style-name="T17"> <text:s/>parameter is followed by full raw APRS packet text. <text:s/>The packet data is not validated in any way!</text:span></text:p>
      <text:p text:style-name="Text_20_body"><text:span text:style-name="T17"/></text:p>
      <text:p text:style-name="Text_20_body"><text:span text:style-name="T17">The multi-component packet data content construction is done with following parameters:</text:span></text:p>
      <text:p text:style-name="Text_20_body"><text:span text:style-name="T17">The <text:s/></text:span><text:span text:style-name="T13">type</text:span><text:span text:style-name="T17"> <text:s/>parameter defaults to “!” and can be set to any of: <text:s text:c="2"/>"!", "=", "/", "@", ";" and ")".</text:span></text:p>
      <text:p text:style-name="Text_20_body"><text:span text:style-name="T17">The <text:s/></text:span><text:span text:style-name="T13">symbol</text:span><text:span text:style-name="T17"> <text:s/>parameter sets two character APRS symbol on the beaconed packet. <text:s/>It has no default value.</text:span></text:p>
      <text:p text:style-name="Text_20_body"><text:span text:style-name="T17">The <text:s/></text:span><text:span text:style-name="T13">lat</text:span><text:span text:style-name="T17"> <text:s/>parameter sets (and validates) APRS format latitude coordinate: <text:s/>ddmm.mmX <text:s/>where X is 'S' or 'N' indicating latitude hemisphere. <text:s/>There is no default value.</text:span></text:p>
      <text:p text:style-name="Text_20_body"><text:span text:style-name="T17">The <text:s/></text:span><text:span text:style-name="T13">lon</text:span><text:span text:style-name="T17"> <text:s/>parameter sets (and validates) APRS format longitude coordinate: <text:s/>dddmm.mmX <text:s/>where X is 'E' or 'W' indicating longitude hemisphere. <text:s/>There is no default value.</text:span></text:p>
      <text:p text:style-name="Text_20_body"><text:span text:style-name="T17">The <text:s/></text:span><text:span text:style-name="T13">name</text:span><text:span text:style-name="T17"> <text:s text:c="2"/>parameter sets name field for <text:s/></text:span><text:span text:style-name="T13">item</text:span><text:span text:style-name="T17"> <text:s text:c="2"/>and <text:s/></text:span><text:span text:style-name="T13">object</text:span><text:span text:style-name="T17"> <text:s/>type packets (“;” and “)”). <text:s/>There is no default value.</text:span></text:p>
      <text:p text:style-name="Text_20_body"><text:span text:style-name="T17">The <text:s/></text:span><text:span text:style-name="T13">comment</text:span><text:span text:style-name="T17"> <text:s text:c="2"/>parameter sets tail of the packet where an arbitrary text can appear, you can use UTF-8 characters in there. <text:s/>There is no default value.</text:span></text:p>
      <text:p text:style-name="Text_20_body"><text:span text:style-name="T17">In order to construct a packet with these multi-component fields, you must use at least parameters: <text:s/></text:span><text:span text:style-name="T13">symbol, lat, lon</text:span><text:span text:style-name="T17">.</text:span></text:p>
      <text:p text:style-name="Text_20_body"><text:span text:style-name="T17"/></text:p>
      <text:p text:style-name="Text_20_body"><text:bookmark-start text:name="__DdeLink__1161_1397494977"/><text:span text:style-name="T17"/></text:p>
      <text:p text:style-name="P43"><text:bookmark-end text:name="__DdeLink__1161_1397494977"/></text:p>
      <text:list xml:id="list434919832" text:continue-list="list2133323304" text:style-name="Numbering_20_2">
        <text:list-item>
          <text:h text:style-name="Heading_20_2" text:outline-level="2">The “&lt;digipeater&gt;” sections</text:h>
        </text:list-item>
      </text:list>
      <text:p text:style-name="Text_20_body">With Aprx you can define multiple &lt;digipeater&gt; sections, each to their unique transmitter.</text:p>
      <text:p text:style-name="Text_20_body">At each &lt;digipeater&gt; section you can define multiple &lt;source&gt; sub-sections so that traffic from multiple sources are sent out with single transmitter.</text:p>
      <text:p text:style-name="Text_20_body">This allows defining different behaviour rules per each transmission path.</text:p>
      <text:p text:style-name="Text_20_body">The Aprx implements duplicate checking per each transmitter, and if same message is received via multiple (diversity) receivers, only one copy will be transmitted.</text:p>
      <text:p text:style-name="Text_20_body"/>
      <text:p text:style-name="Text_20_body"><text:span text:style-name="T10">MORE TO BE WRITT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style>
    <style:style style:name="Heading" style:family="paragraph" style:parent-style-name="Standard" style:next-style-name="Text_20_body" style:auto-update="true" style:default-outline-level="" style:list-style-name="Numbering_20_1" style:class="text" style:master-page-name="">
      <style:paragraph-properties fo:margin-top="0.423cm" fo:margin-bottom="0.212cm" fo:hyphenation-ladder-count="no-limit" style:page-number="auto" fo:background-color="transparent" style:shadow="none" fo:keep-with-next="always">
        <style:tab-stops/>
        <style:background-image/>
      </style:paragraph-properties>
      <style:text-properties style:font-name="Liberation Sans" fo:font-size="20pt" fo:font-weight="bold" style:font-name-asian="DejaVu Sans" style:font-size-asian="14pt" style:font-name-complex="Lohit Hindi" style:font-size-complex="14pt" fo:hyphenate="true" fo:hyphenation-remain-char-count="2" fo:hyphenation-push-char-count="2"/>
    </style:style>
    <style:style style:name="Text_20_body" style:display-name="Text body" style:family="paragraph" style:parent-style-name="Standard" style:class="text" style:master-page-name="">
      <style:paragraph-properties fo:margin-top="0cm" fo:margin-bottom="0.212cm" fo:text-align="justify" style:justify-single-word="false" fo:orphans="2" fo:widows="2" fo:hyphenation-ladder-count="no-limit" style:page-number="auto"/>
      <style:text-properties style:font-name="Liberation Sans1" fo:hyphenate="tru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auto-update="true" style:default-outline-level="1" style:list-style-name="Outline"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verbatim" style:family="paragraph" style:parent-style-name="Text_20_body" style:class="text" style:master-page-name="">
      <style:paragraph-properties fo:margin-top="0cm" fo:margin-bottom="0cm" fo:keep-together="always" fo:orphans="0" fo:widows="0" fo:hyphenation-ladder-count="no-limit" style:page-number="auto" fo:background-color="#e6e6e6">
        <style:background-image/>
      </style:paragraph-properties>
      <style:text-properties style:font-name="Liberation Mono" fo:hyphenate="false" fo:hyphenation-remain-char-count="2" fo:hyphenation-push-char-count="2"/>
    </style:style>
    <style:style style:name="Heading_20_2" style:display-name="Heading 2" style:family="paragraph" style:parent-style-name="Heading_20_1" style:next-style-name="Text_20_body" style:auto-update="true" style:default-outline-level="2" style:list-style-name="Numbering_20_2" style:class="text" style:master-page-name="">
      <style:paragraph-properties fo:hyphenation-ladder-count="no-limit" style:page-number="auto" fo:background-color="transparent" style:shadow="none">
        <style:tab-stops/>
        <style:background-image/>
      </style:paragraph-properties>
      <style:text-properties fo:font-size="20pt" fo:font-style="normal" fo:font-weight="bold" style:font-size-asian="14pt" style:font-style-asian="italic" style:font-weight-asian="normal" style:font-size-complex="14pt" style:font-style-complex="italic" style:font-weight-complex="bold" fo:hyphenate="true" fo:hyphenation-remain-char-count="2" fo:hyphenation-push-char-count="2"/>
    </style:style>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irst_20_line_20_indent" style:display-name="First line indent" style:family="paragraph" style:parent-style-name="Text_20_body" style:class="text" style:master-page-name="">
      <style:paragraph-properties fo:margin-left="0cm" fo:margin-right="0cm" fo:text-indent="0.499cm" style:auto-text-indent="false" style:page-number="auto"/>
    </style:style>
    <style:style style:name="Heading_20_3" style:display-name="Heading 3" style:family="paragraph" style:parent-style-name="Heading_20_2" style:next-style-name="Text_20_body" style:auto-update="true" style:default-outline-level="3" style:list-style-name="Outline" style:class="text">
      <style:paragraph-properties>
        <style:tab-stops/>
      </style:paragraph-properties>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format="1" text:display-levels="6">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format="1" text:display-levels="6">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format="1" text:display-levels="6">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format="1" text:display-levels="6">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itle>Aprx 1.96 Manual</text:title></text:p>
      </style:header>
      <style:footer>
        <text:p text:style-name="MP2"><text:page-number text:select-page="current">25</text:page-number> / <text:page-count>2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tti KP20NG</meta:initial-creator>
    <meta:creation-date>2009-12-04T22:36:16</meta:creation-date>
    <dc:date>2009-12-06T02:19:53</dc:date>
    <dc:creator>Matti KP20NG</dc:creator>
    <meta:editing-duration>PT27H25M43S</meta:editing-duration>
    <meta:editing-cycles>241</meta:editing-cycles>
    <meta:generator>OpenOffice.org/3.2$Unix OpenOffice.org_project/320m6$Build-9459</meta:generator>
    <dc:title>Aprx 1.96 Manual</dc:title>
    <meta:document-statistic meta:table-count="0" meta:image-count="0" meta:object-count="0" meta:page-count="25" meta:paragraph-count="399" meta:word-count="3732" meta:character-count="24070"/>
  </office:meta>
</office:document-meta>
</file>